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b9d0"/>
    </style:style>
    <style:style style:name="P2" style:family="paragraph" style:parent-style-name="Standard">
      <style:paragraph-properties fo:text-align="justify" style:justify-single-word="false"/>
      <style:text-properties officeooo:paragraph-rsid="001ab9ba"/>
    </style:style>
    <style:style style:name="P3" style:family="paragraph" style:parent-style-name="Standard" style:master-page-name="Standard">
      <style:paragraph-properties fo:text-align="justify" style:justify-single-word="false" style:page-number="1" fo:break-before="page"/>
      <style:text-properties officeooo:paragraph-rsid="001ab9ba"/>
    </style:style>
    <style:style style:name="T1" style:family="text">
      <style:text-properties fo:color="#000000"/>
    </style:style>
    <style:style style:name="T2" style:family="text">
      <style:text-properties fo:color="#000000" officeooo:rsid="001b46a9" fo:background-color="transparent" loext:char-shading-value="0"/>
    </style:style>
    <style:style style:name="T3" style:family="text">
      <style:text-properties fo:color="#000000"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Police_20_par_20_défaut"><text:span text:style-name="T1"><text:s text:c="48"/>Architecture :</text:span></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tab/> <text:s text:c="9"/>Un squelette commun est intégré dans toutes les pages par le truchement de la fonction PHP include. Il <text:s/>est constitué de :</text:span></text:span></text:p>
      <text:p text:style-name="P2"><text:span text:style-name="Police_20_par_20_défaut"><text:span text:style-name="T1"><text:s text:c="4"/>• un bandeau coulissant (via un bouton amovible),</text:span></text:span></text:p>
      <text:p text:style-name="P2"><text:span text:style-name="Police_20_par_20_défaut"><text:span text:style-name="T1"><text:s text:c="4"/>• un bandeau haut contenant les boutons permettant de se déplacer sur le site,</text:span></text:span></text:p>
      <text:p text:style-name="P2"><text:span text:style-name="Police_20_par_20_défaut"><text:span text:style-name="T1"><text:s text:c="4"/>• un bandeau bas contenant l’assistance, un bouton retour vers le bandeau haut,</text:span></text:span></text:p>
      <text:p text:style-name="P2"><text:span text:style-name="Police_20_par_20_défaut"><text:span text:style-name="T1"><text:s text:c="4"/>• une page « connexion.php » permettant la connexion vers la base de données.</text:span></text:span></text:p>
      <text:p text:style-name="P2"><text:span text:style-name="Police_20_par_20_défaut"><text:span text:style-name="T1">L’interface utilisée entre les pages et la base de données est PDO car elle est indépendante du système de gestion de base de données. <text:s text:c="2"/></text:span></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tab/>La page d’accueil du site « index1.php » affiche, grâce à la fonction include(), les pages « carousel2.php »,« carousel2Resp.php » et « ListeDesTournois.php ».</text:span></text:span></text:p>
      <text:p text:style-name="P2"><text:span text:style-name="Police_20_par_20_défaut"><text:span text:style-name="T1"><text:s/>Le carrousel situé sous le bandeau haut dans la page d’accueil est construit à partir des pages « carousel2.php » et « carousel2Resp.php », le fichier style.css se charge d’en afficher un des deux selon la taille de l’écran.</text:span></text:span></text:p>
      <text:p text:style-name="P2"><text:span text:style-name="Police_20_par_20_défaut"><text:span text:style-name="T1">La page « listeDesTournois.php » visible depuis l’accueil conduit vers les pages « AffichageTournoiChoisit.php » et « Championnat.php » qui offrent l’accès aux arbres des tournois ainsi qu’aux classements des championnats.</text:span></text:span></text:p>
      <text:p text:style-name="P2"><text:span text:style-name="Police_20_par_20_défaut"><text:span text:style-name="T1"/></text:span></text:p>
      <text:p text:style-name="P2"><text:span text:style-name="Police_20_par_20_défaut"><text:span text:style-name="T1"><text:s text:c="7"/></text:span></text:span></text:p>
      <text:p text:style-name="P2"><text:span text:style-name="Police_20_par_20_défaut"><text:span text:style-name="T1"><text:s text:c="9"/>La page de création des tournois « CreationTournoi.php » communique avec la base de données en utilisant les fonctions php prepare(), query(), execute() qui prennent pour paramètres <text:s/>les requêtes SQL Update, Select et Insert Into pour y insérer des valeurs nécessaires au bon fonctionnement du site (changement éventuel du statut d’un utilisateur, nom du tournoi, type du tournoi, durée du tournoi, etc.) . Cette page est donc accessible uniquement aux administrateurs. La vérification est faite grâce à la variable super globale « $_SESSION[][] », initialisée lors de la connexion sur la page « LoginUtilisateur.php ».</text:span></text:span></text:p>
      <text:p text:style-name="P2"><text:span text:style-name="Police_20_par_20_défaut"><text:span text:style-name="T1"/></text:span></text:p>
      <text:p text:style-name="P2"><text:span text:style-name="Police_20_par_20_défaut"><text:span text:style-name="T1"><text:s/><text:tab/>La page « LoginUtilisateur.php » récupère les informations de la base de données par les fonctions prepare(), execute() prenant en paramètre des requêtes SQL Select afin de vérifier l’adéquation entre l’identifiant fourni et le mot de passe saisi. Ces informations inscrites dans la base de données <text:s/>y ont été insérées lors de l’inscription du compte issue de la page « Inscription.php ». Une ancre HTML dans le bandeau haut lui permet d’afficher les hyperliens vers les pages « Inscription.php » et « LoginUtilisateur.php ».</text:span></text:span></text:p>
      <text:p text:style-name="P2"><text:span text:style-name="Police_20_par_20_défaut"><text:span text:style-name="T1">Un utilisateur connecté voit affiché l’hyperlien menant à la page utilisateur <text:s/>« CompteUtilisateur.php» contenant toutes ses informations personnelles. Ces informations viennent de la base de données ; elles sont obtenues par l’intermédiaire d’une requête SQL Select dans une fonction php prepare() et peuvent être modifiées par la transmission des informations de changement assurée par la variable super globale $_POST et le formulaire HTML action qui mène vers la page «ModifInfosPerso.php ». Les modifications fonctionnent de manière analogue. Les informations de la variable super globale $_POST sont vérifiées par des requêtes SQL Select dans la fonction php query(), puis modifiées par des requêtes SQL Update dans la fonction php exec().</text:span></text:span></text:p>
      <text:p text:style-name="P2"><text:span text:style-name="Police_20_par_20_défaut"><text:span text:style-name="T1"><text:s/>La page utilisateur permet aussi de se désinscrire du site en supprimant la ligne de la base de données contenant les informations propres à l’utilisateur via la fonction php exec() et la requête SQL Delete. Cette requête utilise le login de l’utilisateur qui est un attribut unique récupéré grâce à la variable super globale citée supra. <text:s/></text:span></text:span></text:p>
      <text:p text:style-name="P2"><text:span text:style-name="Police_20_par_20_défaut"><text:span text:style-name="T1"/></text:span></text:p>
      <text:p text:style-name="P2"><text:span text:style-name="Police_20_par_20_défaut"><text:span text:style-name="T1"><text:tab/>La page « Equipe.php » est disponible pour l’ensemble des utilisateurs connectés. Cette information est donnée par la variable super globale $_SESSIONS[][]. Elle inscrit dans la base de </text:span></text:span><text:soft-page-break/><text:span text:style-name="Police_20_par_20_défaut"><text:span text:style-name="T1">données, par la fonction php exec() dont le paramètre est une requête SQL Update, l’ensemble des joueurs d’une équipe, ainsi que son capitaine. Son affichage dépend des informations qu’elle récupère via la variable super globale $_POST[].</text:span></text:span></text:p>
      <text:p text:style-name="P2"><text:span text:style-name="Police_20_par_20_défaut"><text:span text:style-name="T1"/></text:span></text:p>
      <text:p text:style-name="P2"><text:span text:style-name="Police_20_par_20_défaut"><text:span text:style-name="T1"><text:tab/>La page « Preinscription.php », </text:span></text:span><text:span text:style-name="Police_20_par_20_défaut"><text:span text:style-name="T2">access</text:span></text:span><text:span text:style-name="Police_20_par_20_défaut"><text:span text:style-name="T3">ible</text:span></text:span><text:span text:style-name="Police_20_par_20_défaut"><text:span text:style-name="T1"> elle aussi à l’ensemble des utilisateurs connectés, vérifie par le même mécanisme pré-inscrit les équipes dans un tournoi grâce aux informations stockées dans les variables super globales $_SESSION[][] et $_POST.</text:span></text:span></text:p>
      <text:p text:style-name="P2"><text:span text:style-name="Police_20_par_20_défaut"><text:span text:style-name="T1"/></text:span></text:p>
      <text:p text:style-name="P2"><text:span text:style-name="Police_20_par_20_défaut"><text:span text:style-name="T1"><text:s text:c="3"/><text:tab/>La page « GestionTournoi.php » affiche par la fonction include() la page « GestionTournoiSynthese.php », laquelle par un formulaire HTML lui répond en l’appelant.</text:span></text:span></text:p>
      <text:p text:style-name="P2"><text:span text:style-name="Police_20_par_20_défaut"><text:span text:style-name="T1">L’affichage de l’onglet synthèse se fait par la récupération des informations la concernant dans la variable super globale $_SESSION[][]. Une fois affichées, les informations que la synthèse procure dépendent de celles qui sont récupérées par une requête SQL Select dans une fonction php query(). La synthèse permet entre autres de modifier des données de la base de données par une requête SQL Update, paramètre de la fonction php exec(). Elle permet aussi de faire par les mêmes mécanismes les actions décrites ci-dessous. Ces mécanismes concernent les tournois à élimination directe.</text:span></text:span></text:p>
      <text:p text:style-name="P2"><text:span text:style-name="Police_20_par_20_défaut"><text:span text:style-name="T1">La validation des équipes possède son propre onglet. Si une équipe est validée, les informations de la base de données sont modifiées au moyen d’une requête SQL Update; à l’inverse, si l’équipe est rejetée, la demande d’inscription est supprimée de la base de données au moyen d’une requête SQL Delete. Ces 2 requêtes sont dans une fonction php exec().</text:span></text:span></text:p>
      <text:p text:style-name="P2"><text:span text:style-name="Police_20_par_20_défaut"><text:span text:style-name="T1">Les scores sont gérés par une requête SQL Update, paramètre de la fonction php exec(), ainsi que des variables super globales $_POST[] .</text:span></text:span></text:p>
      <text:p text:style-name="P2"><text:span text:style-name="Police_20_par_20_défaut"><text:span text:style-name="T1">Enfin, le passage au tour suivant modifie les informations de la base de données via une requête SQL Update elle aussi dans la fonction exec(), et insère les nouveaux nœuds d’un tournoi avec une requête SQL Insert Into dans la fonction php query().</text:span></text:span></text:p>
      <text:p text:style-name="P2"><text:span text:style-name="Police_20_par_20_défaut"><text:span text:style-name="T1">L’insertion des rencontres est exécutée par une fonction php query() qui prend une requête SQL Insert Into. Les informations insérées proviennent de la variable super globale $_POST[]. <text:line-break/>Le fonctionnement de la page « GestionTournoi.php » dépend d’une variable super globale $_SESSION[][] qui renseigne le type de tournois. En effet, un championnat n’est pas géré de la même manière qu’un tournoi à élimination directe. L’ensemble des nœuds d’un championnat sont déjà générés automatiquement par une requête SQL Insert Into à l’intérieur de la fonction php exec() qui, elle-même, se situe dans la page « CreationTournoi.php » ; les championnats n’ont donc pas besoin de passer au tour suivant. L’ensemble des rencontres est fixé par le truchement d’une requête SQL Update d’une fonction php exec() qui se déclenche dès que le nombre d’équipes requis du championnat est atteint via la même requête Update que celle des tournois à élimination directe citée plus haut. <text:s/></text:span></text:span></text:p>
      <text:p text:style-name="P2"><text:span text:style-name="Police_20_par_20_défaut"><text:span text:style-name="T1">La gestion d’un tournoi n’est disponible que pour un administrateur qui a accès à l’ensemble des tournois ou un gestionnaire qui ne verra que ses tournois grâce à la requête SQL Select de la fonction php query(), qui utilise la variable super globale $_SESSION[][] fournissant le login.</text:span></text:span></text:p>
      <text:p text:style-name="P2"><text:span text:style-name="Police_20_par_20_défaut"><text:span text:style-name="T1"/></text:span></text:p>
      <text:p text:style-name="P2"><text:span text:style-name="Police_20_par_20_défaut"><text:span text:style-name="T1"><text:tab/>La déconnexion d’un utilisateur détruit la session en cours grâce à l’appel à la fonction php session_destroy(). La page « Deconnexion.php » communique donc indirectement avec l’ensemble des autres pages en effaçant les informations contenues dans la variable super globale $_SESSION[][].</text:span></text:span></text:p>
      <text:p text:style-name="P2"><text:span text:style-name="Police_20_par_20_défaut"><text:span text:style-name="T1"><text:tab/></text:span></text:span></text:p>
      <text:p text:style-name="P2"><text:span text:style-name="Police_20_par_20_défaut"><text:span text:style-name="T1"/></text:span></text:p>
      <text:p text:style-name="P2"><text:span text:style-name="Police_20_par_20_défaut"><text:span text:style-name="T1"><text:tab/>Enfin, le bandeau coulissant latéral appelle par la fonction php include() les 5 carrousels disponibles sur les pages «carousel3.php », «carousel4.php », «carousel5.php », «carousel6.php », «carousel7.php ».<text:line-break/>Les images de ces carrousels proviennent de la base de données par l’intermédiaire de requêtes SQL Select effectuées par la fonction php query(). Elles ont pour finalité de servir de lien vers la page qui affichera l’avancée du tournoi correspondant à l’image. <text:s text:c="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date>2021-05-03T12:07:20.190000000</dc:date>
    <meta:editing-duration>PT2H9S</meta:editing-duration>
    <meta:editing-cycles>3</meta:editing-cycles>
    <meta:document-statistic meta:table-count="0" meta:image-count="0" meta:object-count="0" meta:page-count="2" meta:paragraph-count="27" meta:word-count="1184" meta:character-count="7669" meta:non-whitespace-character-count="6390"/>
  </office:meta>
</office:document-meta>
</file>